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SourceResponse.setExtra( Serializable extr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SourceResponse.setBinaryResponse( byte [ ] b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SourceResponse.getXML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SourceResponse.CachedSourceResponse( SourceValidity [ ] validi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SourceResponse.getBinary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SourceResponse.getExtr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SourceResponse.setXMLResponse( byte [ ]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